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 fo:text-align="justify" style:justify-single-word="false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503cm" fo:text-align="justify" style:justify-single-word="fals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style:contextual-spacing="false" style:line-height-at-least="0.503cm"/>
    </style:style>
    <style:style style:name="P8" style:family="paragraph" style:parent-style-name="Standard">
      <style:paragraph-properties style:line-height-at-least="0.503cm"/>
      <style:text-properties fo:color="#808080" loext:opacity="100%" style:font-name="Droid Sans Mono" fo:font-size="10.5pt" fo:font-weight="normal" fo:background-color="#1e1e1e"/>
    </style:style>
    <style:style style:name="T1" style:family="text">
      <style:text-properties fo:color="#c586c0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@import</text:span> <text:span text:style-name="T2">url</text:span>(<text:span text:style-name="T3">"https://fonts.googleapis.com/css2?family=Oswald:wght@400;500;700&amp;display=swap"</text:span>);</text:p>
      <text:p text:style-name="P6"/>
      <text:p text:style-name="P4">/* Grundlegende Einstellungen */</text:p>
      <text:p text:style-name="P1"><text:span text:style-name="T4">*</text:span> {</text:p>
      <text:p text:style-name="P1"><text:span text:style-name="T5">margin</text:span>: <text:span text:style-name="T6">0</text:span>;</text:p>
      <text:p text:style-name="P1"><text:span text:style-name="T5">padding</text:span>: <text:span text:style-name="T6">0</text:span>;</text:p>
      <text:p text:style-name="P1"><text:span text:style-name="T5">box-sizing</text:span>: <text:span text:style-name="T3">border-box</text:span>;</text:p>
      <text:p text:style-name="P1">}</text:p>
      <text:p text:style-name="P6"/>
      <text:p text:style-name="P1"><text:span text:style-name="T7">body</text:span> {</text:p>
      <text:p text:style-name="P1"><text:span text:style-name="T5">height</text:span>: <text:span text:style-name="T6">100vh</text:span>;</text:p>
      <text:p text:style-name="P1"><text:span text:style-name="T5">display</text:span>: <text:span text:style-name="T3">flex</text:span>;</text:p>
      <text:p text:style-name="P1"><text:span text:style-name="T5">justify-content</text:span>: <text:span text:style-name="T3">center</text:span>;</text:p>
      <text:p text:style-name="P1"><text:span text:style-name="T5">align-items</text:span>: <text:span text:style-name="T3">center</text:span>;</text:p>
      <text:p text:style-name="P1"><text:span text:style-name="T5">background-image</text:span>: <text:span text:style-name="T2">url</text:span>(<text:span text:style-name="T3">"assets/blue_1920.jpg"</text:span>);</text:p>
      <text:p text:style-name="P1"><text:span text:style-name="T5">background-size</text:span>: <text:span text:style-name="T3">cover</text:span>;</text:p>
      <text:p text:style-name="P1"><text:span text:style-name="T5">background-position</text:span>: <text:span text:style-name="T3">center</text:span>;</text:p>
      <text:p text:style-name="P1"><text:span text:style-name="T5">background-repeat</text:span>: <text:span text:style-name="T3">no-repeat</text:span>;</text:p>
      <text:p text:style-name="P1"><text:span text:style-name="T5">font-family</text:span>: <text:span text:style-name="T3">system-ui</text:span>, -apple-system, BlinkMacSystemFont, <text:span text:style-name="T3">"Segoe UI"</text:span>, Roboto,</text:p>
      <text:p text:style-name="P1">Oxygen, Ubuntu, Cantarell, <text:span text:style-name="T3">"Open Sans"</text:span>, <text:span text:style-name="T3">"Helvetica Neue"</text:span>, <text:span text:style-name="T3">sans-serif</text:span>;</text:p>
      <text:p text:style-name="P1"><text:span text:style-name="T5">color</text:span>: <text:span text:style-name="T3">white</text:span>;</text:p>
      <text:p text:style-name="P1"><text:span text:style-name="T5">position</text:span>: <text:span text:style-name="T3">relative</text:span>;</text:p>
      <text:p text:style-name="P1">}</text:p>
      <text:p text:style-name="P6"/>
      <text:p text:style-name="P1"><text:span text:style-name="T7">section</text:span> {</text:p>
      <text:p text:style-name="P1"><text:span text:style-name="T5">text-align</text:span>: <text:span text:style-name="T3">center</text:span>;</text:p>
      <text:p text:style-name="P1"><text:span text:style-name="T5">font-size</text:span>: <text:span text:style-name="T6">4vh</text:span>;</text:p>
      <text:p text:style-name="P1">}</text:p>
      <text:p text:style-name="P6"/>
      <text:p text:style-name="P1"><text:span text:style-name="T7">.web</text:span> {</text:p>
      <text:p text:style-name="P1"><text:span text:style-name="T5">width</text:span>: <text:span text:style-name="T6">50vw</text:span>;</text:p>
      <text:p text:style-name="P1"><text:span text:style-name="T5">opacity</text:span>: <text:span text:style-name="T6">0</text:span>;</text:p>
      <text:p text:style-name="P1"><text:span text:style-name="T5">animation</text:span>: slide-in-from-right <text:span text:style-name="T6">2s</text:span> <text:span text:style-name="T3">ease</text:span> <text:span text:style-name="T3">forwards</text:span>;</text:p>
      <text:p text:style-name="P1"><text:span text:style-name="T5">animation-delay</text:span>: <text:span text:style-name="T6">2s</text:span>;</text:p>
      <text:p text:style-name="P1">}</text:p>
      <text:p text:style-name="P6"/>
      <text:p text:style-name="P1"><text:span text:style-name="T7">.print</text:span> {</text:p>
      <text:p text:style-name="P1"><text:span text:style-name="T5">width</text:span>: <text:span text:style-name="T6">50vw</text:span>;</text:p>
      <text:p text:style-name="P1"><text:span text:style-name="T5">opacity</text:span>: <text:span text:style-name="T6">0</text:span>;</text:p>
      <text:p text:style-name="P1"><text:span text:style-name="T5">animation</text:span>: slide-in-from-left <text:span text:style-name="T6">2s</text:span> <text:span text:style-name="T3">ease</text:span> <text:span text:style-name="T3">forwards</text:span>;</text:p>
      <text:p text:style-name="P1"><text:span text:style-name="T5">animation-delay</text:span>: <text:span text:style-name="T6">4s</text:span>;</text:p>
      <text:p text:style-name="P1">}</text:p>
      <text:p text:style-name="P6"/>
      <text:p text:style-name="P1"><text:span text:style-name="T7">.branding</text:span> {</text:p>
      <text:p text:style-name="P1"><text:span text:style-name="T5">width</text:span>: <text:span text:style-name="T6">50vw</text:span>;</text:p>
      <text:p text:style-name="P1"><text:span text:style-name="T5">opacity</text:span>: <text:span text:style-name="T6">0</text:span>;</text:p>
      <text:p text:style-name="P1"><text:span text:style-name="T5">animation</text:span>: slide-in-from-right <text:span text:style-name="T6">2s</text:span> <text:span text:style-name="T3">ease</text:span> <text:span text:style-name="T3">forwards</text:span>;</text:p>
      <text:p text:style-name="P1"><text:span text:style-name="T5">animation-delay</text:span>: <text:span text:style-name="T6">6s</text:span>;</text:p>
      <text:p text:style-name="P1">}</text:p>
      <text:p text:style-name="P1"><text:span text:style-name="T7">.corner-button</text:span> <text:span text:style-name="T7">img</text:span> {</text:p>
      <text:p text:style-name="P1"><text:soft-page-break/><text:span text:style-name="T5">width</text:span>: <text:span text:style-name="T6">100%</text:span>;</text:p>
      <text:p text:style-name="P1"><text:span text:style-name="T5">height</text:span>: <text:span text:style-name="T6">100%</text:span>;</text:p>
      <text:p text:style-name="P1"><text:span text:style-name="T5">object-fit</text:span>: <text:span text:style-name="T3">cover</text:span>; <text:span text:style-name="T8">/* Skaliert das Bild, um den Container zu füllen, ohne das Seitenverhältnis zu verzerren */</text:span></text:p>
      <text:p text:style-name="P1"><text:span text:style-name="T5">border-radius</text:span>: <text:span text:style-name="T6">5px</text:span>;</text:p>
      <text:p text:style-name="P1">}</text:p>
      <text:p text:style-name="P6"/>
      <text:p text:style-name="P4">/* Basis-Button-Design */</text:p>
      <text:p text:style-name="P1"><text:span text:style-name="T7">.corner-button</text:span> {</text:p>
      <text:p text:style-name="P1"><text:span text:style-name="T5">position</text:span>: <text:span text:style-name="T3">absolute</text:span>;</text:p>
      <text:p text:style-name="P1"><text:span text:style-name="T5">width</text:span>: <text:span text:style-name="T6">11vh</text:span>;</text:p>
      <text:p text:style-name="P1"><text:span text:style-name="T5">height</text:span>: <text:span text:style-name="T6">11vh</text:span>;</text:p>
      <text:p text:style-name="P1"><text:span text:style-name="T5">display</text:span>: <text:span text:style-name="T3">flex</text:span>;</text:p>
      <text:p text:style-name="P1"><text:span text:style-name="T5">justify-content</text:span>: <text:span text:style-name="T3">center</text:span>;</text:p>
      <text:p text:style-name="P1"><text:span text:style-name="T5">align-items</text:span>: <text:span text:style-name="T3">center</text:span>;</text:p>
      <text:p text:style-name="P1"><text:span text:style-name="T5">box-shadow</text:span>: <text:span text:style-name="T6">1px</text:span> <text:span text:style-name="T6">3px</text:span> <text:span text:style-name="T6">15px</text:span> <text:span text:style-name="T6">-3px</text:span> <text:span text:style-name="T2">rgba</text:span>(<text:span text:style-name="T6">0</text:span>, <text:span text:style-name="T6">0</text:span>, <text:span text:style-name="T6">0</text:span>, <text:span text:style-name="T6">0.5</text:span>);</text:p>
      <text:p text:style-name="P1"><text:span text:style-name="T5">transition</text:span>: background-color <text:span text:style-name="T6">0.6s</text:span> <text:span text:style-name="T3">ease</text:span>, transform <text:span text:style-name="T6">0.9s</text:span> <text:span text:style-name="T3">ease</text:span>;</text:p>
      <text:p text:style-name="P1"><text:span text:style-name="T5">z-index</text:span>: <text:span text:style-name="T6">10</text:span>;</text:p>
      <text:p text:style-name="P1">}</text:p>
      <text:p text:style-name="P6"/>
      <text:p text:style-name="P4">/* Hover-Effekte für die Buttons */</text:p>
      <text:p text:style-name="P1"><text:span text:style-name="T7">.corner-button:hover</text:span> {</text:p>
      <text:p text:style-name="P1"><text:span text:style-name="T5">transform</text:span>: <text:span text:style-name="T2">scale</text:span>(<text:span text:style-name="T6">1.2</text:span>) <text:span text:style-name="T2">rotate</text:span>(<text:span text:style-name="T6">90deg</text:span>);</text:p>
      <text:p text:style-name="P1"><text:span text:style-name="T5">box-shadow</text:span>: <text:span text:style-name="T6">3px</text:span> <text:span text:style-name="T6">5px</text:span> <text:span text:style-name="T6">15px</text:span> <text:span text:style-name="T6">-3px</text:span> <text:span text:style-name="T2">rgba</text:span>(<text:span text:style-name="T6">0</text:span>, <text:span text:style-name="T6">0</text:span>, <text:span text:style-name="T6">0</text:span>, <text:span text:style-name="T6">0.6</text:span>),</text:p>
      <text:p text:style-name="P1"><text:span text:style-name="T6">5px</text:span> <text:span text:style-name="T6">-5px</text:span> <text:span text:style-name="T6">15px</text:span> <text:span text:style-name="T6">-3px</text:span> <text:span text:style-name="T2">rgba</text:span>(<text:span text:style-name="T6">0</text:span>, <text:span text:style-name="T6">0</text:span>, <text:span text:style-name="T6">0</text:span>, <text:span text:style-name="T6">0.6</text:span>);</text:p>
      <text:p text:style-name="P1"><text:span text:style-name="T5">cursor</text:span>: <text:span text:style-name="T3">pointer</text:span>;</text:p>
      <text:p text:style-name="P1">}</text:p>
      <text:p text:style-name="P6"/>
      <text:p text:style-name="P4">/* Ecken-Positionierung und Animationen */</text:p>
      <text:p text:style-name="P1"><text:span text:style-name="T7">.top-left</text:span> {</text:p>
      <text:p text:style-name="P1"><text:span text:style-name="T5">top</text:span>: <text:span text:style-name="T6">7vw</text:span>;</text:p>
      <text:p text:style-name="P1"><text:span text:style-name="T5">left</text:span>: <text:span text:style-name="T6">7vw</text:span>;</text:p>
      <text:p text:style-name="P1"><text:span text:style-name="T5">transform</text:span>: <text:span text:style-name="T2">rotate</text:span>(<text:span text:style-name="T6">0deg</text:span>);</text:p>
      <text:p text:style-name="P1"><text:span text:style-name="T5">transform-origin</text:span>: <text:span text:style-name="T3">center</text:span>;</text:p>
      <text:p text:style-name="P1"><text:span text:style-name="T5">animation</text:span>: slide-in-top-left <text:span text:style-name="T6">2s</text:span> <text:span text:style-name="T3">ease</text:span>;</text:p>
      <text:p text:style-name="P1">}</text:p>
      <text:p text:style-name="P6"/>
      <text:p text:style-name="P1"><text:span text:style-name="T7">.top-right</text:span> {</text:p>
      <text:p text:style-name="P1"><text:span text:style-name="T5">top</text:span>: <text:span text:style-name="T6">7vw</text:span>;</text:p>
      <text:p text:style-name="P1"><text:span text:style-name="T5">right</text:span>: <text:span text:style-name="T6">7vw</text:span>;</text:p>
      <text:p text:style-name="P1"><text:span text:style-name="T5">transform</text:span>: <text:span text:style-name="T2">rotate</text:span>(<text:span text:style-name="T6">0deg</text:span>);</text:p>
      <text:p text:style-name="P1"><text:span text:style-name="T5">transform-origin</text:span>: <text:span text:style-name="T3">center</text:span>;</text:p>
      <text:p text:style-name="P1"><text:span text:style-name="T5">line-height</text:span>: <text:span text:style-name="T6">1</text:span>;</text:p>
      <text:p text:style-name="P1"><text:span text:style-name="T5">animation</text:span>: slide-in-top-right <text:span text:style-name="T6">2s</text:span> <text:span text:style-name="T3">ease</text:span>;</text:p>
      <text:p text:style-name="P1">}</text:p>
      <text:p text:style-name="P6"/>
      <text:p text:style-name="P1"><text:span text:style-name="T7">.bottom-left</text:span> {</text:p>
      <text:p text:style-name="P1"><text:span text:style-name="T5">bottom</text:span>: <text:span text:style-name="T6">7vw</text:span>;</text:p>
      <text:p text:style-name="P1"><text:span text:style-name="T5">left</text:span>: <text:span text:style-name="T6">7vw</text:span>;</text:p>
      <text:p text:style-name="P1"><text:span text:style-name="T5">transform</text:span>: <text:span text:style-name="T2">rotate</text:span>(<text:span text:style-name="T6">0deg</text:span>);</text:p>
      <text:p text:style-name="P1"><text:span text:style-name="T5">transform-origin</text:span>: <text:span text:style-name="T3">center</text:span>;</text:p>
      <text:p text:style-name="P1"><text:soft-page-break/><text:span text:style-name="T5">animation</text:span>: slide-in-buttom-left <text:span text:style-name="T6">2s</text:span> <text:span text:style-name="T3">ease</text:span>;</text:p>
      <text:p text:style-name="P1">}</text:p>
      <text:p text:style-name="P6"/>
      <text:p text:style-name="P1"><text:span text:style-name="T7">.bottom-right</text:span> {</text:p>
      <text:p text:style-name="P1"><text:span text:style-name="T5">bottom</text:span>: <text:span text:style-name="T6">7vw</text:span>;</text:p>
      <text:p text:style-name="P1"><text:span text:style-name="T5">right</text:span>: <text:span text:style-name="T6">7vw</text:span>;</text:p>
      <text:p text:style-name="P1"><text:span text:style-name="T5">transform</text:span>: <text:span text:style-name="T2">rotate</text:span>(<text:span text:style-name="T6">0deg</text:span>);</text:p>
      <text:p text:style-name="P1"><text:span text:style-name="T5">transform-origin</text:span>: <text:span text:style-name="T3">center</text:span>;</text:p>
      <text:p text:style-name="P1"><text:span text:style-name="T5">animation</text:span>: slide-in-buttom-right <text:span text:style-name="T6">2s</text:span> <text:span text:style-name="T3">ease</text:span>;</text:p>
      <text:p text:style-name="P1">}</text:p>
      <text:p text:style-name="P7"/>
      <text:p text:style-name="P4">/* Hover-Effekte für .webdiv, .printdiv, und .brandingdiv */</text:p>
      <text:p text:style-name="P1"><text:span text:style-name="T7">.webdiv</text:span>,</text:p>
      <text:p text:style-name="P1"><text:span text:style-name="T7">.printdiv</text:span>,</text:p>
      <text:p text:style-name="P1"><text:span text:style-name="T7">.brandingdiv</text:span> {</text:p>
      <text:p text:style-name="P1"><text:span text:style-name="T5">position</text:span>: <text:span text:style-name="T3">relative</text:span>;</text:p>
      <text:p text:style-name="P1"><text:span text:style-name="T5">overflow</text:span>: <text:span text:style-name="T3">hidden</text:span>;</text:p>
      <text:p text:style-name="P1"><text:span text:style-name="T5">width</text:span>: <text:span text:style-name="T6">95VW</text:span>;</text:p>
      <text:p text:style-name="P1">}</text:p>
      <text:p text:style-name="P6"/>
      <text:p text:style-name="P1"><text:span text:style-name="T7">.webdiv:hover</text:span>,</text:p>
      <text:p text:style-name="P1"><text:span text:style-name="T7">.printdiv:hover</text:span>,</text:p>
      <text:p text:style-name="P1"><text:span text:style-name="T7">.brandingdiv:hover</text:span> {</text:p>
      <text:p text:style-name="P1"><text:span text:style-name="T5">background-color</text:span>: <text:span text:style-name="T3">#0e305d</text:span>;</text:p>
      <text:p text:style-name="P1"><text:span text:style-name="T5">font-size</text:span>: <text:span text:style-name="T3">larger</text:span>;</text:p>
      <text:p text:style-name="P1"><text:span text:style-name="T5">color</text:span>: <text:span text:style-name="T3">#0f345b</text:span>;</text:p>
      <text:p text:style-name="P1"><text:span text:style-name="T5">cursor</text:span>: <text:span text:style-name="T3">pointer</text:span>;</text:p>
      <text:p text:style-name="P1">}</text:p>
      <text:p text:style-name="P6"/>
      <text:p text:style-name="P1"><text:span text:style-name="T7">.divider</text:span> {</text:p>
      <text:p text:style-name="P1"><text:span text:style-name="T5">width</text:span>: <text:span text:style-name="T6">35vw</text:span>; <text:span text:style-name="T8">/* Halbe Breite der h1 */</text:span></text:p>
      <text:p text:style-name="P1"><text:span text:style-name="T5">height</text:span>: <text:span text:style-name="T6">1px</text:span>; <text:span text:style-name="T8">/* Dicke des Strichs */</text:span></text:p>
      <text:p text:style-name="P1"><text:span text:style-name="T5">background-color</text:span>: <text:span text:style-name="T2">rgba</text:span>(<text:span text:style-name="T6">255</text:span>, <text:span text:style-name="T6">255</text:span>, <text:span text:style-name="T6">255</text:span>, <text:span text:style-name="T6">0.7</text:span>); <text:span text:style-name="T8">/* Farbe des Strichs */</text:span></text:p>
      <text:p text:style-name="P1"><text:span text:style-name="T5">margin</text:span>: <text:span text:style-name="T6">10px</text:span> <text:span text:style-name="T3">auto</text:span>; <text:span text:style-name="T8">/* Abstand oben und unten, zentriert */</text:span></text:p>
      <text:p text:style-name="P1"><text:span text:style-name="T5">opacity</text:span>: <text:span text:style-name="T6">0</text:span>; <text:span text:style-name="T8">/* Standardmäßig unsichtbar */</text:span></text:p>
      <text:p text:style-name="P1"><text:span text:style-name="T5">animation</text:span>: fade-in <text:span text:style-name="T6">6s</text:span> <text:span text:style-name="T3">forwards</text:span>; <text:span text:style-name="T8">/* Animation */</text:span></text:p>
      <text:p text:style-name="P1">}</text:p>
      <text:p text:style-name="P6"/>
      <text:p text:style-name="P4">/* Keyframes für die Nav (corner-button) */</text:p>
      <text:p text:style-name="P1"><text:span text:style-name="T1">@keyframes</text:span> <text:span text:style-name="T5">slide-in-top-left</text:span> {</text:p>
      <text:p text:style-name="P1">0% {</text:p>
      <text:p text:style-name="P1"><text:span text:style-name="T5">transform</text:span>: <text:span text:style-name="T2">rotate</text:span>(<text:span text:style-name="T6">-90deg</text:span>) <text:span text:style-name="T2">translateX</text:span>(<text:span text:style-name="T6">100%</text:span>);</text:p>
      <text:p text:style-name="P1"><text:span text:style-name="T5">opacity</text:span>: <text:span text:style-name="T6">0</text:span>;</text:p>
      <text:p text:style-name="P1">}</text:p>
      <text:p text:style-name="P1">100% {</text:p>
      <text:p text:style-name="P1"><text:span text:style-name="T5">transform</text:span>: <text:span text:style-name="T2">translateX</text:span>(<text:span text:style-name="T6">0</text:span>);</text:p>
      <text:p text:style-name="P1"><text:span text:style-name="T5">opacity</text:span>: <text:span text:style-name="T6">1</text:span>;</text:p>
      <text:p text:style-name="P1">}</text:p>
      <text:p text:style-name="P1">}<text:span text:style-name="T1">@keyframes</text:span> <text:span text:style-name="T5">slide-in-top-right</text:span> {</text:p>
      <text:p text:style-name="P1">0% {</text:p>
      <text:p text:style-name="P1"><text:soft-page-break/><text:span text:style-name="T5">transform</text:span>: <text:span text:style-name="T2">rotate</text:span>(<text:span text:style-name="T6">90deg</text:span>) <text:span text:style-name="T2">translateX</text:span>(<text:span text:style-name="T6">-100%</text:span>);</text:p>
      <text:p text:style-name="P1"><text:span text:style-name="T5">opacity</text:span>: <text:span text:style-name="T6">0</text:span>;</text:p>
      <text:p text:style-name="P1">}</text:p>
      <text:p text:style-name="P1">100% {</text:p>
      <text:p text:style-name="P1"><text:span text:style-name="T5">transform</text:span>: <text:span text:style-name="T2">translateX</text:span>(<text:span text:style-name="T6">0</text:span>);</text:p>
      <text:p text:style-name="P1"><text:span text:style-name="T5">opacity</text:span>: <text:span text:style-name="T6">1</text:span>;</text:p>
      <text:p text:style-name="P1">}</text:p>
      <text:p text:style-name="P1">}</text:p>
      <text:p text:style-name="P1"><text:span text:style-name="T1">@keyframes</text:span> <text:span text:style-name="T5">slide-in-buttom-left</text:span> {</text:p>
      <text:p text:style-name="P1">0% {</text:p>
      <text:p text:style-name="P1"><text:span text:style-name="T5">transform</text:span>: <text:span text:style-name="T2">rotate</text:span>(<text:span text:style-name="T6">90deg</text:span>) <text:span text:style-name="T2">translateX</text:span>(<text:span text:style-name="T6">100%</text:span>);</text:p>
      <text:p text:style-name="P1"><text:span text:style-name="T5">opacity</text:span>: <text:span text:style-name="T6">0</text:span>;</text:p>
      <text:p text:style-name="P1">}</text:p>
      <text:p text:style-name="P1">100% {</text:p>
      <text:p text:style-name="P1"><text:span text:style-name="T5">transform</text:span>: <text:span text:style-name="T2">translateX</text:span>(<text:span text:style-name="T6">0</text:span>);</text:p>
      <text:p text:style-name="P1"><text:span text:style-name="T5">opacity</text:span>: <text:span text:style-name="T6">1</text:span>;</text:p>
      <text:p text:style-name="P1">}</text:p>
      <text:p text:style-name="P1">}<text:span text:style-name="T1">@keyframes</text:span> <text:span text:style-name="T5">slide-in-buttom-right</text:span> {</text:p>
      <text:p text:style-name="P1">0% {</text:p>
      <text:p text:style-name="P1"><text:span text:style-name="T5">transform</text:span>: <text:span text:style-name="T2">rotate</text:span>(<text:span text:style-name="T6">-90deg</text:span>) <text:span text:style-name="T2">translateX</text:span>(<text:span text:style-name="T6">-100%</text:span>);</text:p>
      <text:p text:style-name="P1"><text:span text:style-name="T5">opacity</text:span>: <text:span text:style-name="T6">0</text:span>;</text:p>
      <text:p text:style-name="P1">}</text:p>
      <text:p text:style-name="P1">100% {</text:p>
      <text:p text:style-name="P1"><text:span text:style-name="T5">transform</text:span>: <text:span text:style-name="T2">translateX</text:span>(<text:span text:style-name="T6">0</text:span>);</text:p>
      <text:p text:style-name="P1"><text:span text:style-name="T5">opacity</text:span>: <text:span text:style-name="T6">1</text:span>;</text:p>
      <text:p text:style-name="P1">}</text:p>
      <text:p text:style-name="P1">}</text:p>
      <text:p text:style-name="P6"/>
      <text:p text:style-name="P4">/* Keyframes für Hero */</text:p>
      <text:p text:style-name="P6"/>
      <text:p text:style-name="P1"><text:span text:style-name="T1">@keyframes</text:span> <text:span text:style-name="T5">slide-in-from-left</text:span> {</text:p>
      <text:p text:style-name="P1">0% {</text:p>
      <text:p text:style-name="P1"><text:span text:style-name="T5">transform</text:span>: <text:span text:style-name="T2">translateX</text:span>(<text:span text:style-name="T6">-100%</text:span>);</text:p>
      <text:p text:style-name="P1"><text:span text:style-name="T5">opacity</text:span>: <text:span text:style-name="T6">0</text:span>;</text:p>
      <text:p text:style-name="P1">}</text:p>
      <text:p text:style-name="P1">100% {</text:p>
      <text:p text:style-name="P1"><text:span text:style-name="T5">transform</text:span>: <text:span text:style-name="T2">translateX</text:span>(<text:span text:style-name="T6">0</text:span>);</text:p>
      <text:p text:style-name="P1"><text:span text:style-name="T5">opacity</text:span>: <text:span text:style-name="T6">1</text:span>;</text:p>
      <text:p text:style-name="P1">}</text:p>
      <text:p text:style-name="P1">}</text:p>
      <text:p text:style-name="P6"/>
      <text:p text:style-name="P1"><text:span text:style-name="T1">@keyframes</text:span> <text:span text:style-name="T5">slide-in-from-right</text:span> {</text:p>
      <text:p text:style-name="P1">0% {</text:p>
      <text:p text:style-name="P1"><text:span text:style-name="T5">transform</text:span>: <text:span text:style-name="T2">translateX</text:span>(<text:span text:style-name="T6">100%</text:span>);</text:p>
      <text:p text:style-name="P1"><text:span text:style-name="T5">opacity</text:span>: <text:span text:style-name="T6">0</text:span>;</text:p>
      <text:p text:style-name="P1">}</text:p>
      <text:p text:style-name="P1">100% {</text:p>
      <text:p text:style-name="P1"><text:span text:style-name="T5">transform</text:span>: <text:span text:style-name="T2">translateX</text:span>(<text:span text:style-name="T6">0</text:span>);</text:p>
      <text:p text:style-name="P1"><text:span text:style-name="T5">opacity</text:span>: <text:span text:style-name="T6">1</text:span>;</text:p>
      <text:p text:style-name="P1">}</text:p>
      <text:p text:style-name="P1">}</text:p>
      <text:p text:style-name="P6"><text:soft-page-break/></text:p>
      <text:p text:style-name="P4">/* Fade-in Animation für die Striche */</text:p>
      <text:p text:style-name="P1"><text:span text:style-name="T1">@keyframes</text:span> <text:span text:style-name="T5">fade-in</text:span> {</text:p>
      <text:p text:style-name="P1">0% {</text:p>
      <text:p text:style-name="P1"><text:span text:style-name="T5">opacity</text:span>: <text:span text:style-name="T6">0</text:span>;</text:p>
      <text:p text:style-name="P1">}</text:p>
      <text:p text:style-name="P1">100% {</text:p>
      <text:p text:style-name="P1"><text:span text:style-name="T5">opacity</text:span>: <text:span text:style-name="T6">1</text:span>;</text:p>
      <text:p text:style-name="P1">}</text:p>
      <text:p text:style-name="P1">}</text:p>
      <text:p text:style-name="P6"/>
      <text:p text:style-name="P4">/* Animation für die Striche, verzögert um 2s nach der H1 */</text:p>
      <text:p text:style-name="P1"><text:span text:style-name="T7">.divider:nth-of-type</text:span>(<text:span text:style-name="T6">1</text:span>) {</text:p>
      <text:p text:style-name="P1"><text:span text:style-name="T5">animation-delay</text:span>: <text:span text:style-name="T6">4s</text:span>;</text:p>
      <text:p text:style-name="P1">}</text:p>
      <text:p text:style-name="P6"/>
      <text:p text:style-name="P1"><text:span text:style-name="T7">.divider:nth-of-type</text:span>(<text:span text:style-name="T6">2</text:span>) {</text:p>
      <text:p text:style-name="P1"><text:span text:style-name="T5">animation-delay</text:span>: <text:span text:style-name="T6">6s</text:span>;</text:p>
      <text:p text:style-name="P1">}</text:p>
      <text:p text:style-name="P2"><text:line-break/><text:span text:style-name="T9">&lt;!</text:span><text:span text:style-name="T4">DOCTYPE</text:span> <text:span text:style-name="T5">html</text:span><text:span text:style-name="T9">&gt;</text:span></text:p>
      <text:p text:style-name="P1"><text:span text:style-name="T9">&lt;</text:span><text:span text:style-name="T4">html</text:span> <text:span text:style-name="T5">lang</text:span>=<text:span text:style-name="T3">"de"</text:span><text:span text:style-name="T9">&gt;</text:span></text:p>
      <text:p text:style-name="P1"><text:span text:style-name="T9">&lt;</text:span><text:span text:style-name="T4">head</text:span><text:span text:style-name="T9">&gt;</text:span></text:p>
      <text:p text:style-name="P1"><text:span text:style-name="T9">&lt;</text:span><text:span text:style-name="T4">meta</text:span> <text:span text:style-name="T5">charset</text:span>=<text:span text:style-name="T3">"UTF-8"</text:span> <text:span text:style-name="T9">/&gt;</text:span></text:p>
      <text:p text:style-name="P1"><text:span text:style-name="T9">&lt;</text:span><text:span text:style-name="T4">meta</text:span> <text:span text:style-name="T5">name</text:span>=<text:span text:style-name="T3">"viewport"</text:span> <text:span text:style-name="T5">content</text:span>=<text:span text:style-name="T3">"width=device-width, initial-scale=1.0"</text:span> <text:span text:style-name="T9">/&gt;</text:span></text:p>
      <text:p text:style-name="P1"><text:span text:style-name="T9">&lt;</text:span><text:span text:style-name="T4">title</text:span><text:span text:style-name="T9">&gt;</text:span>Landingpage<text:span text:style-name="T9">&lt;/</text:span><text:span text:style-name="T4">title</text:span><text:span text:style-name="T9">&gt;</text:span></text:p>
      <text:p text:style-name="P1"><text:span text:style-name="T9">&lt;</text:span><text:span text:style-name="T4">link</text:span></text:p>
      <text:p text:style-name="P1"><text:span text:style-name="T5">href</text:span>=<text:span text:style-name="T3">"https://fonts.googleapis.com/css2?family=Oswald:wght@400;500;700&amp;display=swap"</text:span></text:p>
      <text:p text:style-name="P1"><text:span text:style-name="T5">rel</text:span>=<text:span text:style-name="T3">"stylesheet"</text:span></text:p>
      <text:p text:style-name="P8">/&gt;</text:p>
      <text:p text:style-name="P1"><text:span text:style-name="T9">&lt;</text:span><text:span text:style-name="T4">link</text:span> <text:span text:style-name="T5">rel</text:span>=<text:span text:style-name="T3">"stylesheet"</text:span> <text:span text:style-name="T5">href</text:span>=<text:span text:style-name="T3">"style.css"</text:span> <text:span text:style-name="T9">/&gt;</text:span></text:p>
      <text:p text:style-name="P1"><text:span text:style-name="T9">&lt;</text:span><text:span text:style-name="T4">script</text:span> <text:span text:style-name="T5">src</text:span>=<text:span text:style-name="T3">"script.js"</text:span><text:span text:style-name="T9">&gt;&lt;/</text:span><text:span text:style-name="T4">script</text:span><text:span text:style-name="T9">&gt;</text:span></text:p>
      <text:p text:style-name="P1"><text:span text:style-name="T9">&lt;/</text:span><text:span text:style-name="T4">head</text:span><text:span text:style-name="T9">&gt;</text:span></text:p>
      <text:p text:style-name="P1"><text:span text:style-name="T9">&lt;</text:span><text:span text:style-name="T4">body</text:span><text:span text:style-name="T9">&gt;</text:span></text:p>
      <text:p text:style-name="P1"><text:span text:style-name="T9">&lt;</text:span><text:span text:style-name="T4">section</text:span> <text:span text:style-name="T5">class</text:span>=<text:span text:style-name="T3">"nav"</text:span><text:span text:style-name="T9">&gt;</text:span></text:p>
      <text:p text:style-name="P1"><text:span text:style-name="T9">&lt;</text:span><text:span text:style-name="T4">div</text:span> <text:span text:style-name="T5">class</text:span>=<text:span text:style-name="T3">"corner-button top-left"</text:span><text:span text:style-name="T9">&gt;&lt;</text:span><text:span text:style-name="T4">img</text:span> <text:span text:style-name="T5">src</text:span>=<text:span text:style-name="T3">"./assets/Button-portfolio.png"</text:span> <text:span text:style-name="T5">alt</text:span>=<text:span text:style-name="T3">"Portfolio"</text:span><text:span text:style-name="T9">&gt;&lt;/</text:span><text:span text:style-name="T4">div</text:span><text:span text:style-name="T9">&gt;</text:span></text:p>
      <text:p text:style-name="P1"><text:span text:style-name="T9">&lt;</text:span><text:span text:style-name="T4">div</text:span> <text:span text:style-name="T5">class</text:span>=<text:span text:style-name="T3">"corner-button top-right"</text:span><text:span text:style-name="T9">&gt;&lt;</text:span><text:span text:style-name="T4">img</text:span> <text:span text:style-name="T5">src</text:span>=<text:span text:style-name="T3">"./assets/Button-ueber-mich.png"</text:span> <text:span text:style-name="T5">alt</text:span>=<text:span text:style-name="T3">"ueber mich"</text:span><text:span text:style-name="T9">&gt;&lt;/</text:span><text:span text:style-name="T4">div</text:span><text:span text:style-name="T9">&gt;</text:span></text:p>
      <text:p text:style-name="P1"><text:span text:style-name="T9">&lt;</text:span><text:span text:style-name="T4">div</text:span> <text:span text:style-name="T5">class</text:span>=<text:span text:style-name="T3">"corner-button bottom-left"</text:span><text:span text:style-name="T9">&gt;&lt;</text:span><text:span text:style-name="T4">img</text:span> <text:span text:style-name="T5">src</text:span>=<text:span text:style-name="T3">"./assets/Button2025.png"</text:span> <text:span text:style-name="T5">alt</text:span>=<text:span text:style-name="T3">"copyright"</text:span><text:span text:style-name="T9">&gt;&lt;/</text:span><text:span text:style-name="T4">div</text:span><text:span text:style-name="T9">&gt;</text:span></text:p>
      <text:p text:style-name="P1"><text:span text:style-name="T9">&lt;</text:span><text:span text:style-name="T4">div</text:span> <text:span text:style-name="T5">class</text:span>=<text:span text:style-name="T3">"corner-button bottom-right"</text:span><text:span text:style-name="T9">&gt;&lt;</text:span><text:span text:style-name="T4">img</text:span> <text:span text:style-name="T5">src</text:span>=<text:span text:style-name="T3">"./assets/Button-e-mail.png"</text:span> <text:span text:style-name="T5">alt</text:span>=<text:span text:style-name="T3">"E-Mail"</text:span><text:span text:style-name="T9">&gt;&lt;/</text:span><text:span text:style-name="T4">div</text:span><text:span text:style-name="T9">&gt;</text:span></text:p>
      <text:p text:style-name="P1"><text:span text:style-name="T9">&lt;/</text:span><text:span text:style-name="T4">section</text:span><text:span text:style-name="T9">&gt;</text:span></text:p>
      <text:p text:style-name="P6"/>
      <text:p text:style-name="P1"><text:span text:style-name="T9">&lt;</text:span><text:span text:style-name="T4">section</text:span> <text:span text:style-name="T5">class</text:span>=<text:span text:style-name="T3">"hero"</text:span><text:span text:style-name="T9">&gt;</text:span></text:p>
      <text:p text:style-name="P1"><text:span text:style-name="T9">&lt;</text:span><text:span text:style-name="T4">section</text:span> <text:span text:style-name="T5">class</text:span>=<text:span text:style-name="T3">"hero"</text:span><text:span text:style-name="T9">&gt;</text:span></text:p>
      <text:p text:style-name="P1"><text:span text:style-name="T9">&lt;</text:span><text:span text:style-name="T4">div</text:span> <text:span text:style-name="T5">class</text:span>=<text:span text:style-name="T3">"webdiv"</text:span><text:span text:style-name="T9">&gt;&lt;</text:span><text:span text:style-name="T4">img</text:span> <text:span text:style-name="T5">class</text:span>=<text:span text:style-name="T3">"web"</text:span> <text:span text:style-name="T5">src</text:span>=<text:span text:style-name="T3">"./assets/web.png"</text:span> <text:span text:style-name="T5">alt</text:span>=<text:span text:style-name="T3">"Webdesign"</text:span><text:span text:style-name="T9">&gt;&lt;/</text:span><text:span text:style-name="T4">div</text:span><text:span text:style-name="T9">&gt;</text:span></text:p>
      <text:p text:style-name="P1"><text:span text:style-name="T9">&lt;</text:span><text:span text:style-name="T4">hr</text:span> <text:span text:style-name="T5">class</text:span>=<text:span text:style-name="T3">"divider"</text:span> <text:span text:style-name="T9">/&gt;</text:span></text:p>
      <text:p text:style-name="P1"><text:soft-page-break/><text:span text:style-name="T9">&lt;</text:span><text:span text:style-name="T4">div</text:span> <text:span text:style-name="T5">class</text:span>=<text:span text:style-name="T3">"printdiv"</text:span><text:span text:style-name="T9">&gt;&lt;</text:span><text:span text:style-name="T4">img</text:span> <text:span text:style-name="T5">class</text:span>=<text:span text:style-name="T3">"print"</text:span> <text:span text:style-name="T5">src</text:span>=<text:span text:style-name="T3">"./assets/print.png"</text:span> <text:span text:style-name="T5">alt</text:span>=<text:span text:style-name="T3">"printdesign"</text:span><text:span text:style-name="T9">&gt;&lt;/</text:span><text:span text:style-name="T4">div</text:span><text:span text:style-name="T9">&gt;</text:span></text:p>
      <text:p text:style-name="P1"><text:span text:style-name="T9">&lt;</text:span><text:span text:style-name="T4">hr</text:span> <text:span text:style-name="T5">class</text:span>=<text:span text:style-name="T3">"divider"</text:span> <text:span text:style-name="T9">/&gt;</text:span></text:p>
      <text:p text:style-name="P1"><text:span text:style-name="T9">&lt;</text:span><text:span text:style-name="T4">div</text:span> <text:span text:style-name="T5">class</text:span>=<text:span text:style-name="T3">"brandingdiv"</text:span><text:span text:style-name="T9">&gt;&lt;</text:span><text:span text:style-name="T4">img</text:span> <text:span text:style-name="T5">class</text:span>=<text:span text:style-name="T3">"branding"</text:span> <text:span text:style-name="T5">src</text:span>=<text:span text:style-name="T3">"./assets/branding.png"</text:span> <text:span text:style-name="T5">alt</text:span>=<text:span text:style-name="T3">"Branding"</text:span><text:span text:style-name="T9">&gt;&lt;/</text:span><text:span text:style-name="T4">div</text:span><text:span text:style-name="T9">&gt;</text:span></text:p>
      <text:p text:style-name="P1"><text:span text:style-name="T9">&lt;/</text:span><text:span text:style-name="T4">section</text:span><text:span text:style-name="T9">&gt;</text:span></text:p>
      <text:p text:style-name="P1"><text:span text:style-name="T9">&lt;/</text:span><text:span text:style-name="T4">section</text:span><text:span text:style-name="T9">&gt;</text:span></text:p>
      <text:p text:style-name="P4">&lt;!-- </text:p>
      <text:p text:style-name="P4">&lt;section class="image-slider"&gt;</text:p>
      <text:p text:style-name="P4">&lt;div class="image-sequence"&gt;</text:p>
      <text:p text:style-name="P4">&lt;img src="assets/kunst/ai-generated-8510983_1920.jpg" alt="Bild 1" /&gt;</text:p>
      <text:p text:style-name="P4">&lt;img src="assets/kunst/ai-generated-8879311_1280.jpg" alt="Bild 2" /&gt;</text:p>
      <text:p text:style-name="P4">&lt;img src="assets/kunst/apple-1172060_1920.jpg" alt="Bild 3" /&gt;</text:p>
      <text:p text:style-name="P4">&lt;img src="assets/kunst/art-4412523_1280.jpg" alt="Bild 3" /&gt;</text:p>
      <text:p text:style-name="P4">&lt;img src="assets/kunst/background-4561421_1280.jpg" alt="Bild 3" /&gt;</text:p>
      <text:p text:style-name="P4">&lt;img src="assets/kunst/Baco,_por_Caravaggio.jpg" alt="Bild 3" /&gt;</text:p>
      <text:p text:style-name="P4">&lt;img src="assets/kunst/blue-143734_1280.jpg" alt="Bild 3" /&gt;</text:p>
      <text:p text:style-name="P4">&lt;img src="assets/kunst/circle-5816819_1280.jpg" alt="Bild 3" /&gt;</text:p>
      <text:p text:style-name="P4">&lt;img src="assets/kunst/colorful-3256055_1280.jpg" alt="Bild 3" /&gt;</text:p>
      <text:p text:style-name="P4">&lt;img src="assets/kunst/flower-4070280_1280.jpg" alt="Bild 3" /&gt;</text:p>
      <text:p text:style-name="P4">&lt;img src="assets/kunst/light-1853025_1280.jpg" alt="Bild 3" /&gt;</text:p>
      <text:p text:style-name="P4">&lt;img src="assets/kunst/lizard-994736_1280.jpg" alt="Bild 3" /&gt;</text:p>
      <text:p text:style-name="P4">&lt;img src="assets/kunst/nature-6756974_1280.png." alt="Bild 3" /&gt;</text:p>
      <text:p text:style-name="P4">&lt;img src="assets/kunst/people-8620086_1920.jpg" alt="Bild 3" /&gt;</text:p>
      <text:p text:style-name="P4">&lt;img src="assets/kunst/painting-905783_1280.jpg" alt="Bild 3" /&gt;</text:p>
      <text:p text:style-name="P4">&lt;img src="assets/kunst/picture-728739_1280.jpg" alt="Bild 3" /&gt;</text:p>
      <text:p text:style-name="P4">&lt;img src="assets/kunst/polygon-.jpg" alt="Bild 3" /&gt;</text:p>
      <text:p text:style-name="P4">&lt;img src="assets/kunst/texture-1909992_1280.jpg" alt="Bild 3" /&gt;</text:p>
      <text:p text:style-name="P4">&lt;/div&gt;</text:p>
      <text:p text:style-name="P4">&lt;/section&gt; --&gt;</text:p>
      <text:p text:style-name="P1"><text:span text:style-name="T9">&lt;/</text:span><text:span text:style-name="T4">body</text:span><text:span text:style-name="T9">&gt;</text:span></text:p>
      <text:p text:style-name="P1"><text:span text:style-name="T9">&lt;/</text:span><text:span text:style-name="T4">html</text:span><text:span text:style-name="T9">&gt;</text:span></text:p>
      <text:p text:style-name="P1"/>
      <text:p text:style-name="P2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7:22:23.656780786</meta:creation-date>
    <dc:date>2024-11-01T17:30:36.625551963</dc:date>
    <meta:editing-duration>PT8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252" meta:word-count="689" meta:character-count="6135" meta:non-whitespace-character-count="5697"/>
  </office:meta>
</office:document-meta>
</file>